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42933700324228349" text:style-name="L1">
        <text:list-item>
          <text:p text:style-name="P5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207762219331886172" text:style-name="L2">
        <text:list-item>
          <text:p text:style-name="P6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61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1342994056681255138" text:style-name="L3">
        <text:list-item>
          <text:p text:style-name="P6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62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923906240515005429" text:style-name="L4">
        <text:list-item>
          <text:p text:style-name="P63">Publicat codi d'accès al Classroom.</text:p>
        </text:list-item>
        <text:list-item>
          <text:p text:style-name="P76">Treball autònom tasca 1.</text:p>
        </text:list-item>
        <text:list-item>
          <text:p text:style-name="P6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70530772848557" text:continue-numbering="true" text:style-name="L4">
        <text:list-item>
          <text:p text:style-name="P6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70530485669036" text:continue-numbering="true" text:style-name="L4">
        <text:list-item>
          <text:p text:style-name="P6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5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4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40"/>
      <text:p text:style-name="P40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70530418796683" text:continue-numbering="true" text:style-name="L4">
        <text:list-item>
          <text:p text:style-name="P66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66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7">Comentem apartat 1.1 Temperatura y calor.</text:p>
        </text:list-item>
      </text:list>
      <text:p text:style-name="P41"/>
      <text:p text:style-name="P47">Di<text:span text:style-name="T12">vendres 10</text:span>/<text:span text:style-name="T7">10</text:span>/2<text:span text:style-name="T5">5</text:span></text:p>
      <text:p text:style-name="P47"/>
      <text:list xml:id="list70532064687598" text:continue-numbering="true" text:style-name="L4">
        <text:list-item>
          <text:p text:style-name="P6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2">Comentem apartat 1.2 Presión.</text:p>
        </text:list-item>
        <text:list-item>
          <text:p text:style-name="P82">Comentem apartat 1.2 Presión.</text:p>
        </text:list-item>
        <text:list-item>
          <text:p text:style-name="P82">Comentem els exercicis 1.3 Ejercicios temperatura y presión.</text:p>
        </text:list-item>
        <text:list-item>
          <text:p text:style-name="P82">Comentem apartat 1.4 Enegía y potencia</text:p>
        </text:list-item>
        <text:list-item>
          <text:p text:style-name="P83">Comentem els exercicis 1.<text:span text:style-name="T13">5</text:span> Ejercicios <text:span text:style-name="T13">energía y potencia</text:span>.</text:p>
        </text:list-item>
      </text:list>
      <text:p text:style-name="P42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8">Di<text:span text:style-name="T3">mecres</text:span><text:tab/><text:span text:style-name="T15">15</text:span>/<text:span text:style-name="T7">10</text:span>/2<text:span text:style-name="T5">5</text:span></text:p>
      <text:p text:style-name="P35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5"/>
      <text:p text:style-name="P48">Di<text:span text:style-name="T15">jous</text:span><text:tab/><text:tab/><text:span text:style-name="T15">16</text:span>/<text:span text:style-name="T7">10</text:span>/2<text:span text:style-name="T5">5</text:span></text:p>
      <text:list xml:id="list70531563688764" text:continue-numbering="true" text:style-name="L4">
        <text:list-item>
          <text:p text:style-name="P6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4">Comentem apartat 1.<text:span text:style-name="T15">5 Ejercicios energía y potencia</text:span>.</text:p>
        </text:list-item>
        <text:list-item>
          <text:p text:style-name="P84">Comentem apartat 1.<text:span text:style-name="T15">6.1 Calor específico</text:span></text:p>
        </text:list-item>
        <text:list-item>
          <text:p text:style-name="P84">Comentem apartat 1.<text:span text:style-name="T15">6.2 Calor sensible y latente</text:span></text:p>
        </text:list-item>
      </text:list>
      <text:p text:style-name="P43"/>
      <text:p text:style-name="P53">Divendres<text:tab/>17/10/25</text:p>
      <text:list xml:id="list70530962209157" text:continue-numbering="true" text:style-name="L4">
        <text:list-item>
          <text:p text:style-name="P6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5">Comentem apartat 1.6.3 Transmisión del calor</text:p>
        </text:list-item>
        <text:list-item>
          <text:p text:style-name="P85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6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7"/>
      <text:p text:style-name="P5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70532173421795" text:continue-numbering="true" text:style-name="L4">
        <text:list-item>
          <text:p text:style-name="P7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6">Comentem <text:span text:style-name="T17">exercicis 1.7-1 a 3</text:span></text:p>
        </text:list-item>
        <text:list-item>
          <text:p text:style-name="P87">Comentem apartat 1.8.1 Compresión de un gas a tempewratura constante</text:p>
        </text:list-item>
      </text:list>
      <text:p text:style-name="P44"/>
      <text:p text:style-name="P44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70530961878333" text:continue-numbering="true" text:style-name="L4">
        <text:list-item>
          <text:p text:style-name="P7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8">Comentem exercicis 1.9-1 y 2.</text:p>
        </text:list-item>
      </text:list>
      <text:p text:style-name="P45"/>
      <text:p text:style-name="P45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38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8"/>
      <text:p text:style-name="P38"/>
      <text:p text:style-name="P38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46">Feim el primer examen de la primera avaluació.</text:p>
      <text:p text:style-name="P46"/>
      <text:p text:style-name="P46"/>
      <text:p text:style-name="P49">Di<text:span text:style-name="T19">jous</text:span><text:tab/><text:tab/><text:span text:style-name="T19">30</text:span>/<text:span text:style-name="T9">10</text:span>/2<text:span text:style-name="T5">5</text:span></text:p>
      <text:p text:style-name="P49"/>
      <text:list xml:id="list70531710145184" text:continue-numbering="true" text:style-name="L4">
        <text:list-item>
          <text:p text:style-name="P7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8">Comencem a comentar l'apartat 1.8.4 Diagrama de Mollier (diagrama p h)</text:p>
        </text:list-item>
      </text:list>
      <text:p text:style-name="P32"/>
      <text:p text:style-name="P32"/>
      <text:p text:style-name="P49">Di<text:span text:style-name="T19">vendres</text:span><text:tab/><text:span text:style-name="T19">31</text:span>/<text:span text:style-name="T9">10</text:span>/2<text:span text:style-name="T5">5</text:span></text:p>
      <text:p text:style-name="P49"/>
      <text:p text:style-name="P46">Festiu triat pel centre.</text:p>
      <text:p text:style-name="P46"/>
      <text:p text:style-name="P46"/>
      <text:p text:style-name="P50">Di<text:span text:style-name="T3">marts</text:span><text:tab/><text:span text:style-name="T20">04</text:span>/<text:span text:style-name="T9">11</text:span>/2<text:span text:style-name="T5">5</text:span></text:p>
      <text:p text:style-name="P50"/>
      <text:p text:style-name="P3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9"/>
      <text:p text:style-name="P39"/>
      <text:p text:style-name="P51">Di<text:span text:style-name="T3">mecres</text:span><text:tab/><text:span text:style-name="T20">05</text:span>/<text:span text:style-name="T9">11</text:span>/2<text:span text:style-name="T5">5</text:span></text:p>
      <text:p text:style-name="P51"/>
      <text:list xml:id="list70532082075395" text:continue-numbering="true" text:style-name="L4">
        <text:list-item>
          <text:p text:style-name="P7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9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52"/>
      <text:p text:style-name="P56">Di<text:span text:style-name="T22">jous</text:span><text:tab/><text:tab/><text:span text:style-name="T20">06</text:span>/<text:span text:style-name="T9">11</text:span>/2<text:span text:style-name="T5">5</text:span></text:p>
      <text:p text:style-name="P52"/>
      <text:list xml:id="list70531727811127" text:continue-numbering="true" text:style-name="L4">
        <text:list-item>
          <text:p text:style-name="P7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0">Co<text:span text:style-name="T22">mentem exercici 1.9-5</text:span></text:p>
        </text:list-item>
      </text:list>
      <text:p text:style-name="P89"/>
      <text:p text:style-name="P89"/>
      <text:p text:style-name="P89">Di<text:span text:style-name="T23">venders</text:span><text:tab/><text:span text:style-name="T20">07</text:span>/<text:span text:style-name="T9">11</text:span>/2<text:span text:style-name="T5">5</text:span></text:p>
      <text:p text:style-name="P89"/>
      <text:list xml:id="list70531438028557" text:continue-numbering="true" text:style-name="L4">
        <text:list-item>
          <text:p text:style-name="P75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81">C<text:span text:style-name="T23">omentem apartat 1.1.1 Coeficiente de funcionamiento COP y EER</text:span></text:p>
        </text:list-item>
        <text:list-item>
          <text:p text:style-name="P81">C<text:span text:style-name="T23">omentem apartat 1.1.2 Componenentes d ela instalación drigorífica por compresió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1T07:05:30.241794438</dc:date>
    <meta:editing-duration>PT2H28M56S</meta:editing-duration>
    <meta:editing-cycles>220</meta:editing-cycles>
    <meta:document-statistic meta:table-count="0" meta:image-count="0" meta:object-count="0" meta:page-count="4" meta:paragraph-count="88" meta:word-count="510" meta:character-count="3361" meta:non-whitespace-character-count="2963"/>
  </office:meta>
</office:document-meta>
</file>